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middle" draw:auto-grow-height="false" fo:min-height="0.35cm" fo:min-width="0.1cm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0.35cm" fo:min-width="0.8cm"/>
    </style:style>
    <style:style style:name="gr3" style:family="graphic" style:parent-style-name="standard">
      <style:graphic-properties draw:fill-color="#afd095" draw:textarea-horizontal-align="justify" draw:textarea-vertical-align="middle" draw:auto-grow-height="false" fo:min-height="0.35cm" fo:min-width="2.2cm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1.05cm" fo:min-width="0.8cm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1.05cm" fo:min-width="2.2cm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fill-color="#999999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2cm" fo:min-width="0.55cm"/>
    </style:style>
    <style:style style:name="gr11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2" style:family="graphic" style:parent-style-name="standard">
      <style:graphic-properties draw:fill-color="#77bc65" draw:textarea-horizontal-align="justify" draw:textarea-vertical-align="middle" draw:auto-grow-height="false" fo:min-height="0.35cm" fo:min-width="2.2cm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2.151cm" fo:min-width="1.901cm"/>
    </style:style>
    <style:style style:name="gr17" style:family="graphic" style:parent-style-name="standard">
      <style:graphic-properties draw:textarea-vertical-align="middle" draw:auto-grow-height="false" fo:min-height="2.951cm" fo:min-width="2.801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0.35cm" fo:min-width="3.088cm"/>
    </style:style>
    <style:style style:name="gr19" style:family="graphic" style:parent-style-name="standard" style:list-style-name="L1">
      <style:graphic-properties draw:stroke="none" svg:stroke-color="#ff8000" draw:fill="none" draw:fill-color="#ff8000" fo:min-height="1.05cm"/>
      <style:paragraph-properties style:writing-mode="lr-tb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77bc65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10" style:family="paragraph">
      <loext:graphic-properties draw:fill="none" draw:fill-color="#ff8000"/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6cm" svg:height="0.6cm" svg:x="5.1cm" svg:y="8.4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5.8cm" svg:y="8.4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6.5cm" svg:y="8.4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7.2cm" svg:y="8.4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5.1cm" svg:y="9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5.8cm" svg:y="9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6.5cm" svg:y="9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7.2cm" svg:y="9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cm" svg:height="0.6cm" svg:x="5.1cm" svg:y="9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cm" svg:height="0.6cm" svg:x="6.5cm" svg:y="9.8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cm" svg:height="0.6cm" svg:x="5.1cm" svg:y="10.5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1.3cm" svg:x="5.1cm" svg:y="11.2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1.3cm" svg:x="6.5cm" svg:y="11.2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cm" svg:height="1.3cm" svg:x="5.1cm" svg:y="12.63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5cm" svg:y1="8.438cm" svg:x2="4.5cm" svg:y2="14.038cm">
          <text:p text:style-name="P7"/>
        </draw:line>
        <draw:frame draw:style-name="gr7" draw:text-style-name="P4" draw:layer="layout" svg:width="2.9cm" svg:height="1.3cm" svg:x="1.1cm" svg:y="10.738cm">
          <draw:text-box>
            <text:p text:style-name="P3">Priority</text:p>
          </draw:text-box>
        </draw:frame>
        <draw:frame draw:style-name="gr8" draw:text-style-name="P4" draw:layer="layout" svg:width="0.6cm" svg:height="0.962cm" svg:x="3.3cm" svg:y="8.376cm">
          <draw:text-box>
            <text:p>H</text:p>
          </draw:text-box>
        </draw:frame>
        <draw:frame draw:style-name="gr9" draw:text-style-name="P4" draw:layer="layout" svg:width="0.8cm" svg:height="0.962cm" svg:x="3.4cm" svg:y="13.238cm">
          <draw:text-box>
            <text:p>L</text:p>
          </draw:text-box>
        </draw:frame>
        <draw:custom-shape draw:style-name="gr10" draw:text-style-name="P5" draw:layer="layout" svg:width="1.2cm" svg:height="0.9cm" svg:x="8cm" svg:y="1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4" draw:layer="layout" svg:width="2.9cm" svg:height="1.673cm" svg:x="5cm" svg:y="14.327cm">
          <draw:text-box>
            <text:p>Product Backlog</text:p>
          </draw:text-box>
        </draw:frame>
        <draw:custom-shape draw:style-name="gr1" draw:text-style-name="P1" draw:layer="layout" svg:width="0.6cm" svg:height="0.6cm" svg:x="9.3cm" svg:y="1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0cm" svg:y="1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0.7cm" svg:y="1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1.4cm" svg:y="1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7cm" svg:height="0.6cm" svg:x="16.5cm" svg:y="13.4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3cm" svg:height="1.673cm" svg:x="9.6cm" svg:y="14.327cm">
          <draw:text-box>
            <text:p>Sprint Scope</text:p>
          </draw:text-box>
        </draw:frame>
        <draw:frame draw:style-name="gr11" draw:text-style-name="P4" draw:layer="layout" svg:width="2.9cm" svg:height="1.673cm" svg:x="5cm" svg:y="14.328cm">
          <draw:text-box>
            <text:p>Product <text:span text:style-name="T1">B</text:span><text:span text:style-name="T1">a</text:span><text:span text:style-name="T1">c</text:span><text:span text:style-name="T1">k</text:span><text:span text:style-name="T1">l</text:span><text:span text:style-name="T1">o</text:span><text:span text:style-name="T1">g</text:span></text:p>
          </draw:text-box>
        </draw:frame>
        <draw:frame draw:style-name="gr14" draw:text-style-name="P4" draw:layer="layout" svg:width="2.8cm" svg:height="1cm" svg:x="12.8cm" svg:y="14.7cm">
          <draw:text-box>
            <text:p>Iteration</text:p>
          </draw:text-box>
        </draw:frame>
        <draw:frame draw:style-name="gr13" draw:text-style-name="P4" draw:layer="layout" svg:width="3.7cm" svg:height="1.673cm" svg:x="16.3cm" svg:y="14.4cm">
          <draw:text-box>
            <text:p>Releasable</text:p>
            <text:p><text:s/><text:s/>Software</text:p>
          </draw:text-box>
        </draw:frame>
        <draw:frame draw:style-name="gr15" draw:text-style-name="P4" draw:layer="layout" svg:width="2.2cm" svg:height="1.1cm" svg:x="12.2cm" svg:y="12.1cm">
          <draw:text-box>
            <text:p>Sprint</text:p>
          </draw:text-box>
        </draw:frame>
        <draw:custom-shape draw:style-name="gr16" draw:text-style-name="P7" draw:layer="layout" svg:width="2.4cm" svg:height="2.4cm" draw:transform="rotate (1.00757857717633) translate (11.7cm 10.429cm)">
          <text:p/>
          <draw:enhanced-geometry svg:viewBox="0 0 21600 21600" draw:text-areas="0 0 21600 21600" draw:type="circular-arrow" draw:modifiers="147.277787280113 -4.53922200647731 5626.8119593550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7" draw:layer="layout" svg:width="3.3cm" svg:height="3.201cm" draw:transform="rotate (-1.85319059976758) translate (15.333cm 11.211cm)">
          <text:p/>
          <draw:enhanced-geometry svg:viewBox="0 0 21600 21600" draw:text-areas="0 0 21600 21600" draw:mirror-vertical="true" draw:type="circular-arrow" draw:modifiers="163.47489079719 48.8815879841844 7000.016325390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8" draw:layer="layout" svg:width="4.1cm" svg:height="1.2cm" svg:x="12.2cm" svg:y="13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" draw:layer="layout" svg:width="2.9cm" svg:height="1cm" svg:x="13.9cm" svg:y="9.6cm">
          <draw:text-box>
            <text:p>Standup</text:p>
          </draw:text-box>
        </draw:frame>
        <draw:frame draw:style-name="gr19" draw:text-style-name="P10" draw:layer="layout" svg:width="8cm" svg:height="1.3cm" svg:x="7.6cm" svg:y="6.2cm">
          <draw:text-box>
            <text:p text:style-name="P9"><text:span text:style-name="T2">Traditional Scru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20:00:22.639356662</meta:creation-date>
    <dc:date>2022-06-15T20:32:07.234528448</dc:date>
    <meta:editing-duration>PT10M50S</meta:editing-duration>
    <meta:editing-cycles>3</meta:editing-cycles>
    <meta:generator>LibreOffice/6.4.7.2$Linux_X86_64 LibreOffice_project/40$Build-2</meta:generator>
    <meta:document-statistic meta:object-count="35"/>
  </office:meta>
</office:document-meta>
</file>